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m" svg:font-family="rem, 'Google Sans Text', 'Google Sans', sans-serif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082cm"/>
    </style:style>
    <style:style style:name="Tabla1.B" style:family="table-column">
      <style:table-column-properties style:column-width="12.919cm"/>
    </style:style>
    <style:style style:name="Tabla1.A1" style:family="table-cell">
      <style:table-cell-properties style:vertical-align="middle" fo:padding-left="0.049cm" fo:padding-right="0cm" fo:padding-top="0cm" fo:padding-bottom="0.049cm" fo:border-left="0.05pt solid #e8eaed" fo:border-right="none" fo:border-top="none" fo:border-bottom="0.05pt solid #e8eaed"/>
    </style:style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bold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letter-spacing="normal"/>
    </style:style>
    <style:style style:name="P4" style:family="paragraph" style:parent-style-name="Table_20_Contents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P5" style:family="paragraph" style:parent-style-name="Table_20_Contents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style:font-name="rem" fo:font-size="10.5pt" fo:letter-spacing="normal" fo:font-style="normal" fo:font-weight="bold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style:font-name="rem" fo:font-size="10.5pt" fo:font-style="normal" fo:font-weight="bold"/>
    </style:style>
    <style:style style:name="T4" style:family="text">
      <style:text-properties style:font-name="rem" fo:font-size="10.5pt" fo:font-style="normal" fo:font-weight="normal"/>
    </style:style>
    <style:style style:name="T5" style:family="text">
      <style:text-properties style:font-name="rem" fo:font-size="10.5pt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ustración y Afrontamiento en Desafíos Complejos</text:p>
      <text:p text:style-name="Standard"/>
      <text:p text:style-name="P1">Las experiencias compartidas en las fuentes revelan patrones comunes de frustración derivados de los desafíos técnicos del cultivo (especialmente el autocultivo y el cultivo <text:span text:style-name="T1">indoor</text:span>), la complejidad de la gestión de datos y, por analogía, el proceso de aprendizaje frente a materias percibidas como difíciles.</text:p>
      <text:p text:style-name="P1">A continuación, se analizan los patrones de frustración, las emociones recurrentes, los comportamientos generados y las soluciones implícitas.</text:p>
      <text:p text:style-name="P1">--------------------------------------------------------------------------------</text:p>
      <text:p text:style-name="P2">I. Patrones Comunes de Frustración</text:p>
      <text:p text:style-name="P1">Los cultivadores y las personas que enfrentan tareas complejas o de alto riesgo experimentan frustración debido a los siguientes patrones:</text:p>
      <text:p text:style-name="P1">1. <text:span text:style-name="T2">La Alta Barrera de Entrada y la Sobrecarga Inicial:</text:span> El cultivo <text:span text:style-name="T1">indoor</text:span> (interior) requiere comprar e instalar <text:span text:style-name="T2">luces, nutrientes, carpas, filtros, equipos de extracción y herramientas de medición (pH, EC, temperatura, humedad)</text:span>, lo cual es difícil de empezar. Además, existe una <text:span text:style-name="T2">"sobredosis de información"</text:span> y opiniones, lo que puede resultar abrumador para el novato.</text:p>
      <text:p text:style-name="P1">2. <text:span text:style-name="T2">Ambivalencia y Ambigüedad de los Síntomas:</text:span> Los problemas en las plantas a menudo presentan síntomas que pueden confundirse con otras afecciones, como el estrés lumínico frente a la quemadura por nutrientes o la falta/exceso de riego. Los síntomas de problemas en las plantas pueden ser <text:span text:style-name="T2">"muy ambiguos"</text:span>, volviendo loco al cultivador que intenta encontrar la causa.</text:p>
      <text:p text:style-name="P1">3. <text:span text:style-name="T2">Inconsistencia y Dependencia Externa:</text:span> La frustración surge al darse cuenta de que el proceso exige <text:span text:style-name="T2">constancia</text:span> pero está sujeto a variables incontrolables, como que el pH del agua del grifo cambie, o que los nutrientes sean inadecuados. En el contexto medicinal, la espera por resultados de investigación o la burocratización genera frustración.</text:p>
      <text:p text:style-name="P1">4. <text:span text:style-name="T2">El Alto Costo del Fracaso:</text:span> Cuando hay una <text:span text:style-name="T2">"gran recompensa en la línea de meta"</text:span> (como la cosecha de cannabis), un error técnico, como el bloqueo de nutrientes, o un fallo en el equipo (un ventilador que deja de funcionar o un humidificador que causa 100% de humedad), puede llevar a la pérdida de cientos de dólares o, en el caso de los pacientes, la pérdida de la medicina necesaria para aliviar el sufrimiento.</text:p>
      <text:p text:style-name="P1">5. <text:span text:style-name="T2">El Ciclo Vicioso de la Ineficacia (Ensayo y Error):</text:span> Se intenta resolver el problema con más recursos (más comida, más agua) y el problema persiste, lo que lleva a la frustración. Muchos cultivadores cometen el error de probar <text:span text:style-name="T2">"toda la mierda avanzada primero" y les "explota en la cara"</text:span>.</text:p>
      <text:p text:style-name="P1">--------------------------------------------------------------------------------</text:p>
      <text:p text:style-name="P2">II. Emociones más Recurrentes</text:p>
      <text:p text:style-name="P1">Las fuentes destacan fuertes reacciones emocionales ante el fracaso, la incertidumbre o la complejidad:</text:p>
      <text:p text:style-name="P3">• <text:span text:style-name="T3">Frustración:</text:span><text:span text:style-name="T4"> Es la emoción central, mencionada directamente en el contexto de la </text:span><text:span text:style-name="T3">impotencia</text:span><text:span text:style-name="T4"> frente a graves patologías y el impacto en la dinámica familiar, en el desarrollo cognitivo, y al no saber qué está pasando con el cultivo.</text:span></text:p>
      <text:p text:style-name="P3"><text:soft-page-break/>• <text:span text:style-name="T3">Ansiedad y Pánico:</text:span><text:span text:style-name="T4"> Se manifiesta en el miedo al fracaso en el cultivo (especialmente cuando hay una recompensa alta). En el ámbito académico (análogo a un desafío técnico) se describe la </text:span><text:span text:style-name="T3">angustia matemática</text:span><text:span text:style-name="T4">, que es una sensación </text:span><text:span text:style-name="T3">visceral y somática</text:span><text:span text:style-name="T4">, y el </text:span><text:span text:style-name="T3">pánico</text:span><text:span text:style-name="T4"> que los aprendices pueden sentir. La preocupación por la humedad se describe como </text:span><text:span text:style-name="T3">angustiante</text:span><text:span text:style-name="T4"> (</text:span><text:span text:style-name="T5">angustioso</text:span><text:span text:style-name="T4">).</text:span></text:p>
      <text:p text:style-name="P3">• <text:span text:style-name="T3">Enojo e Ira:</text:span><text:span text:style-name="T4"> Puede ser una reacción ante la </text:span><text:span text:style-name="T3">impotencia</text:span><text:span text:style-name="T4"> o las </text:span><text:span text:style-name="T3">injusticias</text:span><text:span text:style-name="T4">. El enojo puede ser la expresión de la ansiedad vivida al enfrentar contenidos que requieren un aprendizaje significativo.</text:span></text:p>
      <text:p text:style-name="P3">• <text:span text:style-name="T3">Estrés/Agobio:</text:span><text:span text:style-name="T4"> La complejidad del cultivo puede generar </text:span><text:span text:style-name="T3">estrés</text:span><text:span text:style-name="T4"> cuando no se sabe la fuente del problema. El intento de hacer </text:span><text:span text:style-name="T3">multitarea</text:span><text:span text:style-name="T4"> para estar al día genera sobrecarga y </text:span><text:span text:style-name="T3">fatiga</text:span><text:span text:style-name="T4">.</text:span></text:p>
      <text:p text:style-name="P1">--------------------------------------------------------------------------------</text:p>
      <text:p text:style-name="P2">III. Comportamientos Generados</text:p>
      <text:p text:style-name="P1">Cuando los individuos se enfrentan a estos desafíos, adoptan varias conductas de afrontamiento:</text:p>
      <text:p text:style-name="P3">• <text:span text:style-name="T3">Bloqueo y Parálisis:</text:span><text:span text:style-name="T4"> La </text:span><text:span text:style-name="T3">angustia matemática</text:span><text:span text:style-name="T4"> se describe como un bloqueo que impide la comprensión y genera parálisis mental. En el cultivo, la incertidumbre puede llevar a la inacción.</text:span></text:p>
      <text:p text:style-name="P3">• <text:span text:style-name="T3">Evasión/Abandono/Pasividad:</text:span><text:span text:style-name="T4"> Los estudiantes con miedo a las matemáticas se vuelven </text:span><text:span text:style-name="T3">pasivos, no preguntan y tratan de pasar desapercibidos</text:span><text:span text:style-name="T4">, actuando como si entendieran. La persona con frustración puede llegar al </text:span><text:span text:style-name="T3">abandono de la tarea</text:span><text:span text:style-name="T4"> o a la </text:span><text:span text:style-name="T3">evasión de responsabilidades</text:span><text:span text:style-name="T4">.</text:span></text:p>
      <text:p text:style-name="P3">• <text:span text:style-name="T3">Sobreesfuerzo/Ritualización Ineficaz:</text:span><text:span text:style-name="T4"> Algunos intentan </text:span><text:span text:style-name="T3">memorizar rutinas</text:span><text:span text:style-name="T4"> para resolver problemas en lugar de comprender, lo que es ineficaz a largo plazo y conduce a mayor ansiedad. En el cultivo, el sobreesfuerzo puede llevar a la </text:span><text:span text:style-name="T3">microgestión</text:span><text:span text:style-name="T4"> de detalles, lo que para los principiantes puede ser contraproducente.</text:span></text:p>
      <text:p text:style-name="P3">• <text:span text:style-name="T3">Búsqueda Excesiva de Información (Multitarea Cognitiva):</text:span><text:span text:style-name="T4"> Los cultivadores leen libros, ven vídeos y foros. Esta búsqueda de soluciones, sin una guía clara, resulta en una </text:span><text:span text:style-name="T3">"sobredosis de información"</text:span><text:span text:style-name="T4">. En el ámbito académico, la tecnología puede usarse de manera indebida para la </text:span><text:span text:style-name="T3">multitarea</text:span><text:span text:style-name="T4"> (chatear o buscar respuestas), resultando en fatiga, irritabilidad y distracción.</text:span></text:p>
      <text:p text:style-name="P3">• <text:span text:style-name="T3">Conductas de Riesgo y Autodestrucción:</text:span><text:span text:style-name="T4"> La frustración y el vacío existencial pueden llevar a </text:span><text:span text:style-name="T3">adicciones</text:span><text:span text:style-name="T4"> (alcoholismo, drogadicción) o a la </text:span><text:span text:style-name="T3">violencia</text:span><text:span text:style-name="T4"> (auto-violencia como el cortarse o violencia hacia otros).</text:span></text:p>
      <text:p text:style-name="P1">--------------------------------------------------------------------------------</text:p>
      <text:p text:style-name="P2">IV. Posibles Soluciones (Peticiones Implícitas)</text:p>
      <text:p text:style-name="P1">Las personas que experimentan estas frustraciones no solo piden ayuda para resolver un problema técnico específico, sino que implícitamente solicitan apoyo en tres áreas clave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Petición Implícita</text:p>
          </table:table-cell>
          <table:table-cell table:style-name="Tabla1.A1" office:value-type="string">
            <text:p text:style-name="P4">Solución Deducida de las Fuentes</text:p>
          </table:table-cell>
        </table:table-row>
        <table:table-row>
          <table:table-cell table:style-name="Tabla1.A1" office:value-type="string">
            <text:p text:style-name="P5">"Necesito que me guíen de manera sencilla y práctica, no solo con jerga técnica."</text:p>
          </table:table-cell>
          <table:table-cell table:style-name="Tabla1.A1" office:value-type="string">
            <text:p text:style-name="P4"><text:span text:style-name="T2">Sistematización y Asesoría Simplificada:</text:span> Ofrecer <text:span text:style-name="T2">soluciones integrales</text:span>, desarrollar una <text:span text:style-name="T2">aplicación</text:span> para seguimiento y calendarización que actúe como <text:span text:style-name="T2">solucionador de problemas</text:span>. Un <text:span text:style-name="T2">recurso estatal</text:span> que asesore sobre métodos de cultivo y control de calidad. Eliminar la <text:span text:style-name="T2">complejidad del idioma</text:span> y el conocimiento científico. Usar hojas de cálculo (Excel) para <text:span text:style-name="T2">analizar y ordenar información</text:span> consistente.</text:p>
          </table:table-cell>
        </table:table-row>
        <table:table-row>
          <table:table-cell table:style-name="Tabla1.A1" office:value-type="string">
            <text:p text:style-name="P5">"Necesito que <text:soft-page-break/>reconozcan que esto es difícil y me permitan aprender sin miedo al juicio/fracaso."</text:p>
          </table:table-cell>
          <table:table-cell table:style-name="Tabla1.A1" office:value-type="string">
            <text:p text:style-name="P4"><text:span text:style-name="T2">Soporte Emocional y Normalización del Error:</text:span> Fomentar una cultura <text:soft-page-break/>de <text:span text:style-name="T2">aprender sobre la marcha</text:span> y <text:span text:style-name="T2">cometer errores</text:span>. El profesor (o experto) debe mostrar que él también usa un <text:span text:style-name="T2">borrador</text:span> (es decir, comete errores). Implementar programas de <text:span text:style-name="T2">atención a necesidades psicoafectivas</text:span> para aumentar la autoestima y romper creencias limitantes.</text:p>
          </table:table-cell>
        </table:table-row>
        <table:table-row>
          <table:table-cell table:style-name="Tabla1.A1" office:value-type="string">
            <text:p text:style-name="P5">"Necesito herramientas que me ayuden a ser más disciplinado y constante."</text:p>
          </table:table-cell>
          <table:table-cell table:style-name="Tabla1.A1" office:value-type="string">
            <text:p text:style-name="P4"><text:span text:style-name="T2">Automatización y Protocolos Claros:</text:span> Implementar sistemas digitales de <text:span text:style-name="T2">trazabilidad</text:span> para reducir errores humanos y evitar que los lotes se mezclen. Usar sistemas de <text:span text:style-name="T2">riego de precisión</text:span> o <text:span text:style-name="T2">controladores</text:span> (unidades de fertirrigación) para monitorear automáticamente parámetros críticos (pH, EC) y prevenir el bloqueo de nutrientes. Estandarizar métodos de cultivo y extracción.</text:p>
          </table:table-cell>
        </table:table-row>
      </table:table>
      <text:p text:style-name="P6">--------------------------------------------------------------------------------</text:p>
      <text:p text:style-name="P7">Analogía Conclusiva:</text:p>
      <text:p text:style-name="P6">La frustración de un cultivador novato que ve su planta enfermar es similar a la <text:span text:style-name="T2">angustia matemática</text:span> de un estudiante: ambos se sienten abrumados y bloqueados cuando se enfrentan a un <text:span text:style-name="T2">sistema complejo con reglas rígidas y consecuencias de alto riesgo</text:span>, creyendo que carecen de la capacidad intrínseca para tener éxito. La solución, tanto para la planta como para el aprendizaje, no es solo dar más luz o más datos, sino proporcionar un <text:span text:style-name="T2">"manual de acompañamiento"</text:span> que ofrezca <text:span text:style-name="T2">herramientas de control (automatización y sistematización) y validación emocional (aceptación de errores y contextualización del conocimiento)</text:span>, permitiendo así que el individuo trascienda su miedo y encuentre el <text:span text:style-name="T2">sentido</text:span> en el proces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m" svg:font-family="rem, 'Google Sans Text', 'Google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6:54:11.605209900</meta:creation-date>
    <dc:date>2025-11-30T16:55:42.799834400</dc:date>
    <meta:editing-duration>PT1M31S</meta:editing-duration>
    <meta:editing-cycles>1</meta:editing-cycles>
    <meta:generator>LibreOffice/25.2.7.2$Windows_X86_64 LibreOffice_project/5cbfd1ab6520636bb5f7b99185aa69bd7456825d</meta:generator>
    <meta:document-statistic meta:table-count="1" meta:image-count="0" meta:object-count="0" meta:page-count="3" meta:paragraph-count="40" meta:word-count="1121" meta:character-count="7801" meta:non-whitespace-character-count="6720"/>
  </office:meta>
</office:document-meta>
</file>